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8" table:default-cell-style-name="ce3"/>
        <table:table-column table:style-name="co1" table:default-cell-style-name="ce4"/>
        <table:table-column table:style-name="co1" table:number-columns-repeated="15" table:default-cell-style-name="ce3"/>
        <table:table-row table:style-name="ro1">
          <table:table-cell table:style-name="ce1" table:number-columns-spanned="10" table:number-rows-spanned="1"/>
          <table:covered-table-cell table:number-columns-repeated="9" table:style-name="Default"/>
          <table:table-cell table:style-name="ce5"/>
          <table:table-cell table:style-name="ce6" office:value-type="string" calcext:value-type="string" table:number-columns-spanned="11" table:number-rows-spanned="1">
            <text:p>Passing</text:p>
          </table:table-cell>
          <table:covered-table-cell table:number-columns-repeated="10" table:style-name="Default"/>
          <table:table-cell table:style-name="ce6" office:value-type="string" calcext:value-type="string" table:number-columns-spanned="4" table:number-rows-spanned="1">
            <text:p>Rushing</text:p>
          </table:table-cell>
          <table:covered-table-cell table:number-columns-repeated="3" table:style-name="Default"/>
          <table:table-cell table:style-name="ce6" office:value-type="string" calcext:value-type="string" table:number-columns-spanned="7" table:number-rows-spanned="1">
            <text:p>Receiving</text:p>
          </table:table-cell>
          <table:covered-table-cell table:number-columns-repeated="6" table:style-name="Default"/>
          <table:table-cell table:style-name="ce6" office:value-type="string" calcext:value-type="string" table:number-columns-spanned="2" table:number-rows-spanned="1">
            <text:p>Scoring</text:p>
          </table:table-cell>
          <table:covered-table-cell table:style-name="Default"/>
          <table:table-cell table:style-name="ce6" office:value-type="string" calcext:value-type="string" table:number-columns-spanned="6" table:number-rows-spanned="1">
            <text:p>Fumbles</text:p>
          </table:table-cell>
          <table:covered-table-cell table:number-columns-repeated="5" table:style-name="Default"/>
          <table:table-cell table:style-name="ce6" office:value-type="string" calcext:value-type="string" table:number-columns-spanned="2" table:number-rows-spanned="1">
            <text:p>Of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e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 Snap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G#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2" office:value-type="string" calcext:value-type="string">
            <text:p>Opp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Cmp%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AY/A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Tgt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R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Ctch%</text:p>
          </table:table-cell>
          <table:table-cell table:style-name="ce2" office:value-type="string" calcext:value-type="string">
            <text:p>Y/Tgt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Fmb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1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.293" calcext:value-type="float">
            <text:p>22.293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L 20-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.56" calcext:value-type="float">
            <text:p>55.5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19" calcext:value-type="float">
            <text:p>8.19</text:p>
          </table:table-cell>
          <table:table-cell office:value-type="float" office:value="8.93" calcext:value-type="float">
            <text:p>8.9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236" calcext:value-type="float">
            <text:p>23.236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34-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8.95" calcext:value-type="float">
            <text:p>78.95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2" calcext:value-type="float">
            <text:p>8.42</text:p>
          </table:table-cell>
          <table:table-cell office:value-type="float" office:value="10.53" calcext:value-type="float">
            <text:p>10.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.243" calcext:value-type="float">
            <text:p>23.243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24-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3.57" calcext:value-type="float">
            <text:p>53.5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.82" calcext:value-type="float">
            <text:p>5.82</text:p>
          </table:table-cell>
          <table:table-cell office:value-type="float" office:value="4.93" calcext:value-type="float">
            <text:p>4.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23-15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7" calcext:value-type="float">
            <text:p>58.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.84" calcext:value-type="float">
            <text:p>5.84</text:p>
          </table:table-cell>
          <table:table-cell office:value-type="float" office:value="4.39" calcext:value-type="float">
            <text:p>4.3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.257" calcext:value-type="float">
            <text:p>23.257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21-14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5.56" calcext:value-type="float">
            <text:p>55.5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" calcext:value-type="float">
            <text:p>5.78</text:p>
          </table:table-cell>
          <table:table-cell office:value-type="float" office:value="6.89" calcext:value-type="float">
            <text:p>6.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.264" calcext:value-type="float">
            <text:p>23.264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9-2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1.9" calcext:value-type="float">
            <text:p>61.9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.1" calcext:value-type="float">
            <text:p>6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271" calcext:value-type="float">
            <text:p>23.271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35-3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8.29" calcext:value-type="float">
            <text:p>68.29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.3" calcext:value-type="float">
            <text:p>87.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78" calcext:value-type="float">
            <text:p>7.78</text:p>
          </table:table-cell>
          <table:table-cell office:value-type="float" office:value="6.56" calcext:value-type="float">
            <text:p>6.5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0-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.278" calcext:value-type="float">
            <text:p>23.278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27-21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.4" calcext:value-type="float">
            <text:p>110.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.8" calcext:value-type="float">
            <text:p>6.8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1-0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.292" calcext:value-type="float">
            <text:p>23.292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L 13-4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.49" calcext:value-type="float">
            <text:p>5.49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1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.299" calcext:value-type="float">
            <text:p>23.299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 24-28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5" calcext:value-type="float">
            <text:p>6.95</text:p>
          </table:table-cell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.306" calcext:value-type="float">
            <text:p>23.306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.4" calcext:value-type="float">
            <text:p>8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2" calcext:value-type="float">
            <text:p>6.72</text:p>
          </table:table-cell>
          <table:table-cell office:value-type="float" office:value="6.62" calcext:value-type="float">
            <text:p>6.6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.313" calcext:value-type="float">
            <text:p>23.313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3-30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8.18" calcext:value-type="float">
            <text:p>68.1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.2" calcext:value-type="float">
            <text:p>60.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86" calcext:value-type="float">
            <text:p>4.86</text:p>
          </table:table-cell>
          <table:table-cell office:value-type="float" office:value="2.82" calcext:value-type="float">
            <text:p>2.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2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.32" calcext:value-type="float">
            <text:p>23.32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5.85" calcext:value-type="float">
            <text:p>65.8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.29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.327" calcext:value-type="float">
            <text:p>23.327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L 7-2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3.66" calcext:value-type="float">
            <text:p>53.6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.6" calcext:value-type="float">
            <text:p>40.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.83" calcext:value-type="float">
            <text:p>5.83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.334" calcext:value-type="float">
            <text:p>23.334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 13-20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4.17" calcext:value-type="float">
            <text:p>54.1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" calcext:value-type="float">
            <text:p>72.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.17" calcext:value-type="float">
            <text:p>6.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.341" calcext:value-type="float">
            <text:p>23.341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22-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.1" calcext:value-type="float">
            <text:p>98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05" calcext:value-type="float">
            <text:p>6.05</text:p>
          </table:table-cell>
          <table:table-cell office:value-type="float" office:value="7.05" calcext:value-type="float">
            <text:p>7.0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.348" calcext:value-type="float">
            <text:p>23.348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L 28-3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5.1" calcext:value-type="float">
            <text:p>55.1</text:p>
          </table:table-cell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.1" calcext:value-type="float">
            <text:p>88.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.78" calcext:value-type="float">
            <text:p>6.78</text:p>
          </table:table-cell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35" calcext:value-type="float">
            <text:p>24.235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14-2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4.55" calcext:value-type="float">
            <text:p>54.55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.12" calcext:value-type="float">
            <text:p>6.12</text:p>
          </table:table-cell>
          <table:table-cell office:value-type="float" office:value="4.61" calcext:value-type="float">
            <text:p>4.6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.242" calcext:value-type="float">
            <text:p>24.242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13-3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8.78" calcext:value-type="float">
            <text:p>48.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.249" calcext:value-type="float">
            <text:p>24.249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10-2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2.22" calcext:value-type="float">
            <text:p>62.22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.256" calcext:value-type="float">
            <text:p>24.256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L 31-3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.74" calcext:value-type="float">
            <text:p>67.7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3" calcext:value-type="float">
            <text:p>6.03</text:p>
          </table:table-cell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%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263" calcext:value-type="float">
            <text:p>24.263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 21-2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8.54" calcext:value-type="float">
            <text:p>58.54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.3" calcext:value-type="float">
            <text:p>105.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.22" calcext:value-type="float">
            <text:p>7.22</text:p>
          </table:table-cell>
          <table:table-cell office:value-type="float" office:value="8.68" calcext:value-type="float">
            <text:p>8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0-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.277" calcext:value-type="float">
            <text:p>24.277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26-20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.11" calcext:value-type="float">
            <text:p>4.11</text:p>
          </table:table-cell>
          <table:table-cell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0-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.285" calcext:value-type="float">
            <text:p>24.285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L 10-2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.7" calcext:value-type="float">
            <text:p>41.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6.33" calcext:value-type="float">
            <text:p>6.33</text:p>
          </table:table-cell>
          <table:table-cell office:value-type="float" office:value="1.83" calcext:value-type="float">
            <text:p>1.8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1-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.291" calcext:value-type="float">
            <text:p>24.291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7-2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.67" calcext:value-type="float">
            <text:p>46.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.333" calcext:value-type="float">
            <text:p>24.333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L 21-3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8.33" calcext:value-type="float">
            <text:p>58.33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.56" calcext:value-type="float">
            <text:p>7.56</text:p>
          </table:table-cell>
          <table:table-cell office:value-type="float" office:value="7.46" calcext:value-type="float">
            <text:p>7.4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.17" calcext:value-type="float">
            <text:p>4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.34" calcext:value-type="float">
            <text:p>24.34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24-4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1.54" calcext:value-type="float">
            <text:p>61.5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office:value-type="float" office:value="4.92" calcext:value-type="float">
            <text:p>4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.347" calcext:value-type="float">
            <text:p>24.347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21-14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3.57" calcext:value-type="float">
            <text:p>53.5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1" calcext:value-type="float">
            <text:p>73.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.46" calcext:value-type="float">
            <text:p>3.46</text:p>
          </table:table-cell>
          <table:table-cell office:value-type="float" office:value="4.18" calcext:value-type="float">
            <text:p>4.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09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241" calcext:value-type="float">
            <text:p>25.241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0.83" calcext:value-type="float">
            <text:p>70.83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2" calcext:value-type="float">
            <text:p>125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71" calcext:value-type="float">
            <text:p>8.71</text:p>
          </table:table-cell>
          <table:table-cell office:value-type="float" office:value="10.38" calcext:value-type="float">
            <text:p>10.38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09-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.248" calcext:value-type="float">
            <text:p>25.248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L 28-3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.11" calcext:value-type="float">
            <text:p>42.1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1" calcext:value-type="float">
            <text:p>47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68" calcext:value-type="float">
            <text:p>7.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09-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.255" calcext:value-type="float">
            <text:p>25.255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3-23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8.28" calcext:value-type="float">
            <text:p>48.2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7" calcext:value-type="float">
            <text:p>59.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.17" calcext:value-type="float">
            <text:p>4.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.262" calcext:value-type="float">
            <text:p>25.262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9.2" calcext:value-type="float">
            <text:p>149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.3</text:p>
          </table:table-cell>
          <table:table-cell office:value-type="float" office:value="13.3" calcext:value-type="float">
            <text:p>13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269" calcext:value-type="float">
            <text:p>25.269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34-2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5.38" calcext:value-type="float">
            <text:p>65.38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office:value-type="float" office:value="9.65" calcext:value-type="float">
            <text:p>9.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.276" calcext:value-type="float">
            <text:p>25.276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20-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4.19" calcext:value-type="float">
            <text:p>74.19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7" calcext:value-type="float">
            <text:p>91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32" calcext:value-type="float">
            <text:p>7.32</text:p>
          </table:table-cell>
          <table:table-cell office:value-type="float" office:value="6.52" calcext:value-type="float">
            <text:p>6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.283" calcext:value-type="float">
            <text:p>25.283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17-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3" calcext:value-type="float">
            <text:p>82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.13" calcext:value-type="float">
            <text:p>6.1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42-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3.1" calcext:value-type="float">
            <text:p>153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.24" calcext:value-type="float">
            <text:p>11.24</text:p>
          </table:table-cell>
          <table:table-cell office:value-type="float" office:value="15.24" calcext:value-type="float">
            <text:p>15.2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.297" calcext:value-type="float">
            <text:p>25.297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43-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1.11" calcext:value-type="float">
            <text:p>61.11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9.8" calcext:value-type="float">
            <text:p>119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14" calcext:value-type="float">
            <text:p>7.14</text:p>
          </table:table-cell>
          <table:table-cell office:value-type="float" office:value="9.36" calcext:value-type="float">
            <text:p>9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.311" calcext:value-type="float">
            <text:p>25.311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2.94" calcext:value-type="float">
            <text:p>52.9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7" calcext:value-type="float">
            <text:p>8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5" calcext:value-type="float">
            <text:p>6.65</text:p>
          </table:table-cell>
          <table:table-cell office:value-type="float" office:value="7.24" calcext:value-type="float">
            <text:p>7.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.318" calcext:value-type="float">
            <text:p>25.318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 34-3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5.68" calcext:value-type="float">
            <text:p>75.68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7" calcext:value-type="float">
            <text:p>125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.22" calcext:value-type="float">
            <text:p>10.22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.88" calcext:value-type="float">
            <text:p>2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.325" calcext:value-type="float">
            <text:p>25.325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1.85" calcext:value-type="float">
            <text:p>51.8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2" calcext:value-type="float">
            <text:p>46.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.93" calcext:value-type="float">
            <text:p>3.93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.332" calcext:value-type="float">
            <text:p>25.332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3.91" calcext:value-type="float">
            <text:p>73.9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.3" calcext:value-type="float">
            <text:p>96.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.57" calcext:value-type="float">
            <text:p>9.57</text:p>
          </table:table-cell>
          <table:table-cell office:value-type="float" office:value="7.39" calcext:value-type="float">
            <text:p>7.39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.339" calcext:value-type="float">
            <text:p>25.339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21-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67" calcext:value-type="float">
            <text:p>66.6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.3" calcext:value-type="float">
            <text:p>149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7" calcext:value-type="float">
            <text:p>14.17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17" calcext:value-type="float">
            <text:p>-0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.346" calcext:value-type="float">
            <text:p>25.346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31-3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.74" calcext:value-type="float">
            <text:p>67.74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.3" calcext:value-type="float">
            <text:p>116.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35" calcext:value-type="float">
            <text:p>9.35</text:p>
          </table:table-cell>
          <table:table-cell office:value-type="float" office:value="9.84" calcext:value-type="float">
            <text:p>9.8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39" calcext:value-type="float">
            <text:p>26.239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L 24-2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1.43" calcext:value-type="float">
            <text:p>51.43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.1" calcext:value-type="float">
            <text:p>65.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.97" calcext:value-type="float">
            <text:p>5.97</text:p>
          </table:table-cell>
          <table:table-cell office:value-type="float" office:value="4.54" calcext:value-type="float">
            <text:p>4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46" calcext:value-type="float">
            <text:p>26.246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7.61" calcext:value-type="float">
            <text:p>7.61</text:p>
          </table:table-cell>
          <table:table-cell office:value-type="float" office:value="5.65" calcext:value-type="float">
            <text:p>5.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.253" calcext:value-type="float">
            <text:p>26.253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45-2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6.36" calcext:value-type="float">
            <text:p>86.36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.1" calcext:value-type="float">
            <text:p>13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8" calcext:value-type="float">
            <text:p>8.68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.26" calcext:value-type="float">
            <text:p>26.26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W 41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9.17" calcext:value-type="float">
            <text:p>79.1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.5" calcext:value-type="float">
            <text:p>1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3" calcext:value-type="float">
            <text:p>10.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.268" calcext:value-type="float">
            <text:p>26.268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L 22-2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7.14" calcext:value-type="float">
            <text:p>57.1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4" calcext:value-type="float">
            <text:p>73.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.26</text:p>
          </table:table-cell>
          <table:table-cell office:value-type="float" office:value="5.54" calcext:value-type="float">
            <text:p>5.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274" calcext:value-type="float">
            <text:p>26.274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27-14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2" calcext:value-type="float">
            <text:p>8.2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.281" calcext:value-type="float">
            <text:p>26.281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7.5" calcext:value-type="float">
            <text:p>57.5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.48" calcext:value-type="float">
            <text:p>7.48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.288" calcext:value-type="float">
            <text:p>26.288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28-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8.14" calcext:value-type="float">
            <text:p>58.14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3" calcext:value-type="float">
            <text:p>7.53</text:p>
          </table:table-cell>
          <table:table-cell office:value-type="float" office:value="7.88" calcext:value-type="float">
            <text:p>7.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1-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.295" calcext:value-type="float">
            <text:p>26.295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31-2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4.07" calcext:value-type="float">
            <text:p>74.0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.4" calcext:value-type="float">
            <text:p>102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07" calcext:value-type="float">
            <text:p>9.0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.309" calcext:value-type="float">
            <text:p>26.309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48-1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84.85" calcext:value-type="float">
            <text:p>84.85</text:p>
          </table:table-cell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9.1" calcext:value-type="float">
            <text:p>149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7" calcext:value-type="float">
            <text:p>10.27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.316" calcext:value-type="float">
            <text:p>26.316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.7" calcext:value-type="float">
            <text:p>35.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.89" calcext:value-type="float">
            <text:p>4.89</text:p>
          </table:table-cell>
          <table:table-cell office:value-type="float" office:value="1.82" calcext:value-type="float">
            <text:p>1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.323" calcext:value-type="float">
            <text:p>26.323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4-1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7.27" calcext:value-type="float">
            <text:p>77.27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.1" calcext:value-type="float">
            <text:p>127.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.27" calcext:value-type="float">
            <text:p>7.27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.33" calcext:value-type="float">
            <text:p>26.33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L 21-23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67.31" calcext:value-type="float">
            <text:p>67.31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.3" calcext:value-type="float">
            <text:p>85.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.37" calcext:value-type="float">
            <text:p>5.37</text:p>
          </table:table-cell>
          <table:table-cell office:value-type="float" office:value="5.27" calcext:value-type="float">
            <text:p>5.2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67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.337" calcext:value-type="float">
            <text:p>26.337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26-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.7" calcext:value-type="float">
            <text:p>74.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73" calcext:value-type="float">
            <text:p>7.73</text:p>
          </table:table-cell>
          <table:table-cell office:value-type="float" office:value="5.61" calcext:value-type="float">
            <text:p>5.6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.343" calcext:value-type="float">
            <text:p>26.343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7-2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4.55" calcext:value-type="float">
            <text:p>54.55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.3" calcext:value-type="float">
            <text:p>65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4.12" calcext:value-type="float">
            <text:p>4.1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.35" calcext:value-type="float">
            <text:p>26.35</text:p>
          </table:table-cell>
          <table:table-cell office:value-type="string" calcext:value-type="string">
            <text:p>SDG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7-2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7.14" calcext:value-type="float">
            <text:p>57.1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" calcext:value-type="float">
            <text:p>69.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86" calcext:value-type="float">
            <text:p>4.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238" calcext:value-type="float">
            <text:p>27.23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19-14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.33" calcext:value-type="float">
            <text:p>53.3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.4" calcext:value-type="float">
            <text:p>6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office:value-type="float" office:value="4.83" calcext:value-type="float">
            <text:p>4.8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245" calcext:value-type="float">
            <text:p>27.24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W 34-2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1" calcext:value-type="float">
            <text:p>63.41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.9" calcext:value-type="float">
            <text:p>96.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.61" calcext:value-type="float">
            <text:p>8.61</text:p>
          </table:table-cell>
          <table:table-cell office:value-type="float" office:value="8.49" calcext:value-type="float">
            <text:p>8.4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.253" calcext:value-type="float">
            <text:p>27.25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23-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1.43" calcext:value-type="float">
            <text:p>71.4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.82" calcext:value-type="float">
            <text:p>6.8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.259" calcext:value-type="float">
            <text:p>27.25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18-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3.68" calcext:value-type="float">
            <text:p>73.68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18" calcext:value-type="float">
            <text:p>9.18</text:p>
          </table:table-cell>
          <table:table-cell office:value-type="float" office:value="9.71" calcext:value-type="float">
            <text:p>9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.266" calcext:value-type="float">
            <text:p>27.26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24-2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3.64" calcext:value-type="float">
            <text:p>63.64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5.79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.273" calcext:value-type="float">
            <text:p>27.27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8.4" calcext:value-type="float">
            <text:p>9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3" calcext:value-type="float">
            <text:p>7.43</text:p>
          </table:table-cell>
          <table:table-cell office:value-type="float" office:value="6.62" calcext:value-type="float">
            <text:p>6.6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.287" calcext:value-type="float">
            <text:p>27.28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22-35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3.33" calcext:value-type="float">
            <text:p>53.33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6.4" calcext:value-type="float">
            <text:p>76.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.51" calcext:value-type="float">
            <text:p>8.51</text:p>
          </table:table-cell>
          <table:table-cell office:value-type="float" office:value="6.84" calcext:value-type="float">
            <text:p>6.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.294" calcext:value-type="float">
            <text:p>27.29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31-1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6.7" calcext:value-type="float">
            <text:p>13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1" calcext:value-type="float">
            <text:p>9.81</text:p>
          </table:table-cell>
          <table:table-cell office:value-type="float" office:value="11.69" calcext:value-type="float">
            <text:p>11.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.301" calcext:value-type="float">
            <text:p>27.30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31-38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5.96" calcext:value-type="float">
            <text:p>65.96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47" calcext:value-type="float">
            <text:p>8.47</text:p>
          </table:table-cell>
          <table:table-cell office:value-type="float" office:value="8.89" calcext:value-type="float">
            <text:p>8.8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.308" calcext:value-type="float">
            <text:p>27.308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16-31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1.15" calcext:value-type="float">
            <text:p>71.15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.81</text:p>
          </table:table-cell>
          <table:table-cell office:value-type="float" office:value="7.98" calcext:value-type="float">
            <text:p>7.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.315" calcext:value-type="float">
            <text:p>27.31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31-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.1" calcext:value-type="float">
            <text:p>131.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.63" calcext:value-type="float">
            <text:p>11.63</text:p>
          </table:table-cell>
          <table:table-cell office:value-type="float" office:value="12.97" calcext:value-type="float">
            <text:p>12.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.322" calcext:value-type="float">
            <text:p>27.32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34-1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0.71" calcext:value-type="float">
            <text:p>60.7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64" calcext:value-type="float">
            <text:p>6.64</text:p>
          </table:table-cell>
          <table:table-cell office:value-type="float" office:value="7.36" calcext:value-type="float">
            <text:p>7.3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.329" calcext:value-type="float">
            <text:p>27.32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42-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8.42" calcext:value-type="float">
            <text:p>68.42</text:p>
          </table:table-cell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0.8" calcext:value-type="float">
            <text:p>140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.11" calcext:value-type="float">
            <text:p>10.11</text:p>
          </table:table-cell>
          <table:table-cell office:value-type="float" office:value="12.74" calcext:value-type="float">
            <text:p>12.74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1.2" calcext:value-type="float">
            <text:p>-1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.336" calcext:value-type="float">
            <text:p>27.33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L 10-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5.26" calcext:value-type="float">
            <text:p>55.26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45" calcext:value-type="float">
            <text:p>5.45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343" calcext:value-type="float">
            <text:p>27.34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30-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0.63" calcext:value-type="float">
            <text:p>40.6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13" calcext:value-type="float">
            <text:p>4.13</text:p>
          </table:table-cell>
          <table:table-cell office:value-type="float" office:value="4.75" calcext:value-type="float">
            <text:p>4.7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.35" calcext:value-type="float">
            <text:p>27.3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21-3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234" calcext:value-type="float">
            <text:p>28.23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10-4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8.29" calcext:value-type="float">
            <text:p>68.29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.2" calcext:value-type="float">
            <text:p>58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68" calcext:value-type="float">
            <text:p>4.68</text:p>
          </table:table-cell>
          <table:table-cell office:value-type="float" office:value="2.49" calcext:value-type="float">
            <text:p>2.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.244" calcext:value-type="float">
            <text:p>28.24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 14-3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9.09" calcext:value-type="float">
            <text:p>59.09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.91" calcext:value-type="float">
            <text:p>5.91</text:p>
          </table:table-cell>
          <table:table-cell office:value-type="float" office:value="5.34" calcext:value-type="float">
            <text:p>5.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.252" calcext:value-type="float">
            <text:p>28.25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14-3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.6" calcext:value-type="float">
            <text:p>39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.265" calcext:value-type="float">
            <text:p>28.26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13-1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1.7" calcext:value-type="float">
            <text:p>61.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272" calcext:value-type="float">
            <text:p>28.27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28-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9" calcext:value-type="float">
            <text:p>10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office:value-type="float" office:value="7.94" calcext:value-type="float">
            <text:p>7.9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.279" calcext:value-type="float">
            <text:p>28.279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22-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4.71" calcext:value-type="float">
            <text:p>64.71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.2" calcext:value-type="float">
            <text:p>9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6.29" calcext:value-type="float">
            <text:p>6.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.286" calcext:value-type="float">
            <text:p>28.28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31-1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9.49" calcext:value-type="float">
            <text:p>79.49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10.67" calcext:value-type="float">
            <text:p>10.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.293" calcext:value-type="float">
            <text:p>28.29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41-2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1.43" calcext:value-type="float">
            <text:p>71.43</text:p>
          </table:table-cell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9.9" calcext:value-type="float">
            <text:p>119.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08" calcext:value-type="float">
            <text:p>9.08</text:p>
          </table:table-cell>
          <table:table-cell office:value-type="float" office:value="10.31" calcext:value-type="float">
            <text:p>10.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L 29-3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.56" calcext:value-type="float">
            <text:p>7.56</text:p>
          </table:table-cell>
          <table:table-cell office:value-type="float" office:value="6.17" calcext:value-type="float">
            <text:p>6.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.307" calcext:value-type="float">
            <text:p>28.307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10-23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7.35" calcext:value-type="float">
            <text:p>67.3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92" calcext:value-type="float">
            <text:p>5.92</text:p>
          </table:table-cell>
          <table:table-cell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.314" calcext:value-type="float">
            <text:p>28.31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1-6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9" calcext:value-type="float">
            <text:p>10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.321" calcext:value-type="float">
            <text:p>28.32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L 23-2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3.91" calcext:value-type="float">
            <text:p>73.91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1" calcext:value-type="float">
            <text:p>125.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.78" calcext:value-type="float">
            <text:p>7.78</text:p>
          </table:table-cell>
          <table:table-cell office:value-type="float" office:value="9.52" calcext:value-type="float">
            <text:p>9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.329" calcext:value-type="float">
            <text:p>28.32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34-1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8.29" calcext:value-type="float">
            <text:p>68.29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.46" calcext:value-type="float">
            <text:p>9.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.335" calcext:value-type="float">
            <text:p>28.33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86.67" calcext:value-type="float">
            <text:p>86.67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.6" calcext:value-type="float">
            <text:p>132.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11.83" calcext:value-type="float">
            <text:p>11.8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.342" calcext:value-type="float">
            <text:p>28.34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L 23-3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4.29" calcext:value-type="float">
            <text:p>64.29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76" calcext:value-type="float">
            <text:p>6.76</text:p>
          </table:table-cell>
          <table:table-cell office:value-type="float" office:value="5.69" calcext:value-type="float">
            <text:p>5.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.349" calcext:value-type="float">
            <text:p>28.34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25-33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.7" calcext:value-type="float">
            <text:p>75.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33" calcext:value-type="float">
            <text:p>5.33</text:p>
          </table:table-cell>
          <table:table-cell office:value-type="float" office:value="4.83" calcext:value-type="float">
            <text:p>4.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236" calcext:value-type="float">
            <text:p>29.23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1.88" calcext:value-type="float">
            <text:p>71.88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.9" calcext:value-type="float">
            <text:p>124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72" calcext:value-type="float">
            <text:p>10.72</text:p>
          </table:table-cell>
          <table:table-cell office:value-type="float" office:value="11.19" calcext:value-type="float">
            <text:p>11.1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243" calcext:value-type="float">
            <text:p>29.24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 24-2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.8" calcext:value-type="float">
            <text:p>69.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.55" calcext:value-type="float">
            <text:p>6.55</text:p>
          </table:table-cell>
          <table:table-cell office:value-type="float" office:value="4.42" calcext:value-type="float">
            <text:p>4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32-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81.25" calcext:value-type="float">
            <text:p>81.25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77" calcext:value-type="float">
            <text:p>8.77</text:p>
          </table:table-cell>
          <table:table-cell office:value-type="float" office:value="9.19" calcext:value-type="float">
            <text:p>9.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.257" calcext:value-type="float">
            <text:p>29.25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31-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.7" calcext:value-type="float">
            <text:p>11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7" calcext:value-type="float">
            <text:p>10.37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265" calcext:value-type="float">
            <text:p>29.26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L 27-3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6.52" calcext:value-type="float">
            <text:p>56.52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.2" calcext:value-type="float">
            <text:p>68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7" calcext:value-type="float">
            <text:p>7.17</text:p>
          </table:table-cell>
          <table:table-cell office:value-type="float" office:value="5.65" calcext:value-type="float">
            <text:p>5.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.271" calcext:value-type="float">
            <text:p>29.27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4-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86.67" calcext:value-type="float">
            <text:p>86.67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7" calcext:value-type="float">
            <text:p>10.67</text:p>
          </table:table-cell>
          <table:table-cell office:value-type="float" office:value="12.67" calcext:value-type="float">
            <text:p>12.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.278" calcext:value-type="float">
            <text:p>29.27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7-3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3.85" calcext:value-type="float">
            <text:p>53.85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92" calcext:value-type="float">
            <text:p>5.92</text:p>
          </table:table-cell>
          <table:table-cell office:value-type="float" office:value="4.77" calcext:value-type="float">
            <text:p>4.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.285" calcext:value-type="float">
            <text:p>29.28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37-32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73.17" calcext:value-type="float">
            <text:p>73.17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.9" calcext:value-type="float">
            <text:p>12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7" calcext:value-type="float">
            <text:p>8.27</text:p>
          </table:table-cell>
          <table:table-cell office:value-type="float" office:value="9.73" calcext:value-type="float">
            <text:p>9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6" calcext:value-type="float">
            <text:p>-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.299" calcext:value-type="float">
            <text:p>29.29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20-34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3.45" calcext:value-type="float">
            <text:p>53.45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9" calcext:value-type="float">
            <text:p>66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28" calcext:value-type="float">
            <text:p>7.28</text:p>
          </table:table-cell>
          <table:table-cell office:value-type="float" office:value="5.64" calcext:value-type="float">
            <text:p>5.6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.306" calcext:value-type="float">
            <text:p>29.30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9" calcext:value-type="float">
            <text:p>7.39</text:p>
          </table:table-cell>
          <table:table-cell office:value-type="float" office:value="6.69" calcext:value-type="float">
            <text:p>6.6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.314" calcext:value-type="float">
            <text:p>29.31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51-2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6.92" calcext:value-type="float">
            <text:p>76.92</text:p>
          </table:table-cell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.5" calcext:value-type="float">
            <text:p>157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42" calcext:value-type="float">
            <text:p>12.42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.32" calcext:value-type="float">
            <text:p>29.3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 20-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3.19" calcext:value-type="float">
            <text:p>53.19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.2" calcext:value-type="float">
            <text:p>60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 office:value-type="float" office:value="4.28" calcext:value-type="float">
            <text:p>4.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.327" calcext:value-type="float">
            <text:p>29.32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29-25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6.25" calcext:value-type="float">
            <text:p>56.25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office:value-type="float" office:value="8.44" calcext:value-type="float">
            <text:p>8.4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.331" calcext:value-type="float">
            <text:p>29.33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5.81" calcext:value-type="float">
            <text:p>55.8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.2" calcext:value-type="float">
            <text:p>67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4.23" calcext:value-type="float">
            <text:p>4.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341" calcext:value-type="float">
            <text:p>29.34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42-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8" calcext:value-type="float">
            <text:p>8.78</text:p>
          </table:table-cell>
          <table:table-cell office:value-type="float" office:value="9.78" calcext:value-type="float">
            <text:p>9.7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.348" calcext:value-type="float">
            <text:p>29.348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31-33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1.22" calcext:value-type="float">
            <text:p>61.22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4.6" calcext:value-type="float">
            <text:p>104.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.88" calcext:value-type="float">
            <text:p>7.88</text:p>
          </table:table-cell>
          <table:table-cell office:value-type="float" office:value="8.59" calcext:value-type="float">
            <text:p>8.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241" calcext:value-type="float">
            <text:p>30.24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45-2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6.47" calcext:value-type="float">
            <text:p>76.47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3" calcext:value-type="float">
            <text:p>10.53</text:p>
          </table:table-cell>
          <table:table-cell office:value-type="float" office:value="12.74" calcext:value-type="float">
            <text:p>12.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.248" calcext:value-type="float">
            <text:p>30.24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48-22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3.53" calcext:value-type="float">
            <text:p>73.53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.6" calcext:value-type="float">
            <text:p>118.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.15" calcext:value-type="float">
            <text:p>9.15</text:p>
          </table:table-cell>
          <table:table-cell office:value-type="float" office:value="9.59" calcext:value-type="float">
            <text:p>9.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.255" calcext:value-type="float">
            <text:p>30.25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27-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5.17" calcext:value-type="float">
            <text:p>55.1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.93" calcext:value-type="float">
            <text:p>5.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.262" calcext:value-type="float">
            <text:p>30.26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" calcext:value-type="float">
            <text:p>78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94" calcext:value-type="float">
            <text:p>5.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.276" calcext:value-type="float">
            <text:p>30.27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48-2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.67" calcext:value-type="float">
            <text:p>76.67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6.8" calcext:value-type="float">
            <text:p>1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14.97" calcext:value-type="float">
            <text:p>14.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.283" calcext:value-type="float">
            <text:p>30.28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46-3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7.89" calcext:value-type="float">
            <text:p>57.89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.9" calcext:value-type="float">
            <text:p>58.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.84" calcext:value-type="float">
            <text:p>7.84</text:p>
          </table:table-cell>
          <table:table-cell office:value-type="float" office:value="4.82" calcext:value-type="float">
            <text:p>4.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0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.291" calcext:value-type="float">
            <text:p>30.29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35-2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5.76" calcext:value-type="float">
            <text:p>75.76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.7" calcext:value-type="float">
            <text:p>111.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.33" calcext:value-type="float">
            <text:p>9.33</text:p>
          </table:table-cell>
          <table:table-cell office:value-type="float" office:value="9.18" calcext:value-type="float">
            <text:p>9.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.297" calcext:value-type="float">
            <text:p>30.29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8.57" calcext:value-type="float">
            <text:p>68.57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1" calcext:value-type="float">
            <text:p>96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office:value-type="float" office:value="8.71" calcext:value-type="float">
            <text:p>8.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.304" calcext:value-type="float">
            <text:p>30.30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28-2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9.23" calcext:value-type="float">
            <text:p>69.23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.1" calcext:value-type="float">
            <text:p>89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.58" calcext:value-type="float">
            <text:p>8.58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.311" calcext:value-type="float">
            <text:p>30.31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38-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.52" calcext:value-type="float">
            <text:p>65.52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.319" calcext:value-type="float">
            <text:p>30.319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.26" calcext:value-type="float">
            <text:p>78.26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.13" calcext:value-type="float">
            <text:p>16.13</text:p>
          </table:table-cell>
          <table:table-cell office:value-type="float" office:value="20.48" calcext:value-type="float">
            <text:p>20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.325" calcext:value-type="float">
            <text:p>30.32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33-30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1.43" calcext:value-type="float">
            <text:p>71.43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.3" calcext:value-type="float">
            <text:p>102.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55" calcext:value-type="float">
            <text:p>8.55</text:p>
          </table:table-cell>
          <table:table-cell office:value-type="float" office:value="8.45" calcext:value-type="float">
            <text:p>8.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.332" calcext:value-type="float">
            <text:p>30.33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26-23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7.5" calcext:value-type="float">
            <text:p>77.5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.5" calcext:value-type="float">
            <text:p>1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.338" calcext:value-type="float">
            <text:p>30.338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L 17-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5" calcext:value-type="float">
            <text:p>81.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.62" calcext:value-type="float">
            <text:p>6.62</text:p>
          </table:table-cell>
          <table:table-cell office:value-type="float" office:value="6.07" calcext:value-type="float">
            <text:p>6.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.346" calcext:value-type="float">
            <text:p>30.34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86.49" calcext:value-type="float">
            <text:p>86.4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7" calcext:value-type="float">
            <text:p>104.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7" calcext:value-type="float">
            <text:p>6.97</text:p>
          </table:table-cell>
          <table:table-cell office:value-type="float" office:value="7.51" calcext:value-type="float">
            <text:p>7.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237" calcext:value-type="float">
            <text:p>31.23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14-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3" calcext:value-type="float">
            <text:p>101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58" calcext:value-type="float">
            <text:p>6.58</text:p>
          </table:table-cell>
          <table:table-cell office:value-type="float" office:value="7.14" calcext:value-type="float">
            <text:p>7.14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.248" calcext:value-type="float">
            <text:p>31.24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25-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3.68" calcext:value-type="float">
            <text:p>73.68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.68" calcext:value-type="float">
            <text:p>6.68</text:p>
          </table:table-cell>
          <table:table-cell office:value-type="float" office:value="7.74" calcext:value-type="float">
            <text:p>7.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.254" calcext:value-type="float">
            <text:p>31.25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8.95" calcext:value-type="float">
            <text:p>78.95</text:p>
          </table:table-cell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1.1" calcext:value-type="float">
            <text:p>111.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61" calcext:value-type="float">
            <text:p>9.61</text:p>
          </table:table-cell>
          <table:table-cell office:value-type="float" office:value="8.82" calcext:value-type="float">
            <text:p>8.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.261" calcext:value-type="float">
            <text:p>31.26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16-14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8.75" calcext:value-type="float">
            <text:p>68.7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2" calcext:value-type="float">
            <text:p>90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.73" calcext:value-type="float">
            <text:p>5.73</text:p>
          </table:table-cell>
          <table:table-cell office:value-type="float" office:value="6.15" calcext:value-type="float">
            <text:p>6.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.268" calcext:value-type="float">
            <text:p>31.26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20-3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1.54" calcext:value-type="float">
            <text:p>61.54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2" calcext:value-type="float">
            <text:p>68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15" calcext:value-type="float">
            <text:p>7.15</text:p>
          </table:table-cell>
          <table:table-cell office:value-type="float" office:value="4.72" calcext:value-type="float">
            <text:p>4.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.275" calcext:value-type="float">
            <text:p>31.27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31-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.2" calcext:value-type="float">
            <text:p>10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" calcext:value-type="float">
            <text:p>8.22</text:p>
          </table:table-cell>
          <table:table-cell office:value-type="float" office:value="8.69" calcext:value-type="float">
            <text:p>8.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.282" calcext:value-type="float">
            <text:p>31.28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L 17-30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6.07" calcext:value-type="float">
            <text:p>66.07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.8" calcext:value-type="float">
            <text:p>65.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36" calcext:value-type="float">
            <text:p>6.36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.289" calcext:value-type="float">
            <text:p>31.289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20-10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77.27" calcext:value-type="float">
            <text:p>77.27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.93" calcext:value-type="float">
            <text:p>6.93</text:p>
          </table:table-cell>
          <table:table-cell office:value-type="float" office:value="6.82" calcext:value-type="float">
            <text:p>6.8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1.296" calcext:value-type="float">
            <text:p>31.29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4-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2.79" calcext:value-type="float">
            <text:p>62.79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.7" calcext:value-type="float">
            <text:p>8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5.77" calcext:value-type="float">
            <text:p>5.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.31" calcext:value-type="float">
            <text:p>31.3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34-1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7.44" calcext:value-type="float">
            <text:p>67.44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6.9" calcext:value-type="float">
            <text:p>10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office:value-type="float" office:value="8.65" calcext:value-type="float">
            <text:p>8.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.314" calcext:value-type="float">
            <text:p>31.31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8.97" calcext:value-type="float">
            <text:p>58.97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.03" calcext:value-type="float">
            <text:p>9.03</text:p>
          </table:table-cell>
          <table:table-cell office:value-type="float" office:value="8.38" calcext:value-type="float">
            <text:p>8.3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.324" calcext:value-type="float">
            <text:p>31.32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34-3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2.76" calcext:value-type="float">
            <text:p>82.76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.3" calcext:value-type="float">
            <text:p>120.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.79" calcext:value-type="float">
            <text:p>10.79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.331" calcext:value-type="float">
            <text:p>31.33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W 31-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2.5" calcext:value-type="float">
            <text:p>62.5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.4" calcext:value-type="float">
            <text:p>81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53" calcext:value-type="float">
            <text:p>5.53</text:p>
          </table:table-cell>
          <table:table-cell office:value-type="float" office:value="4.78" calcext:value-type="float">
            <text:p>4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1.338" calcext:value-type="float">
            <text:p>31.33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24-3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3.04" calcext:value-type="float">
            <text:p>63.04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.5" calcext:value-type="float">
            <text:p>91.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.8" calcext:value-type="float">
            <text:p>5.8</text:p>
          </table:table-cell>
          <table:table-cell office:value-type="float" office:value="6.13" calcext:value-type="float">
            <text:p>6.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.346" calcext:value-type="float">
            <text:p>31.34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17-1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1.43" calcext:value-type="float">
            <text:p>71.4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16" calcext:value-type="float">
            <text:p>6.16</text:p>
          </table:table-cell>
          <table:table-cell office:value-type="float" office:value="4.73" calcext:value-type="float">
            <text:p>4.7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1-01-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.352" calcext:value-type="float">
            <text:p>31.35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L 13-2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7.89" calcext:value-type="float">
            <text:p>57.89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6" calcext:value-type="float">
            <text:p>69.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.16" calcext:value-type="float">
            <text:p>5.16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236" calcext:value-type="float">
            <text:p>32.23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 34-42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65.31" calcext:value-type="float">
            <text:p>65.31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.55" calcext:value-type="float">
            <text:p>8.55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.246" calcext:value-type="float">
            <text:p>32.24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30-1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70.27" calcext:value-type="float">
            <text:p>70.27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.1" calcext:value-type="float">
            <text:p>118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8.92" calcext:value-type="float">
            <text:p>8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.253" calcext:value-type="float">
            <text:p>32.25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40-33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0.45" calcext:value-type="float">
            <text:p>70.45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.6" calcext:value-type="float">
            <text:p>99.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.41" calcext:value-type="float">
            <text:p>8.41</text:p>
          </table:table-cell>
          <table:table-cell office:value-type="float" office:value="7.73" calcext:value-type="float">
            <text:p>7.7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.26" calcext:value-type="float">
            <text:p>32.2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3-1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0.45" calcext:value-type="float">
            <text:p>70.45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.98" calcext:value-type="float">
            <text:p>7.98</text:p>
          </table:table-cell>
          <table:table-cell office:value-type="float" office:value="6.39" calcext:value-type="float">
            <text:p>6.3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.267" calcext:value-type="float">
            <text:p>32.267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1.11" calcext:value-type="float">
            <text:p>71.11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.1" calcext:value-type="float">
            <text:p>100.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.98" calcext:value-type="float">
            <text:p>7.98</text:p>
          </table:table-cell>
          <table:table-cell office:value-type="float" office:value="7.87" calcext:value-type="float">
            <text:p>7.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.274" calcext:value-type="float">
            <text:p>32.27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 20-2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.9" calcext:value-type="float">
            <text:p>7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1" calcext:value-type="float">
            <text:p>8.51</text:p>
          </table:table-cell>
          <table:table-cell office:value-type="float" office:value="5.96" calcext:value-type="float">
            <text:p>5.9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2.281" calcext:value-type="float">
            <text:p>32.28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62-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88.57" calcext:value-type="float">
            <text:p>88.57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4.9" calcext:value-type="float">
            <text:p>144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29" calcext:value-type="float">
            <text:p>9.29</text:p>
          </table:table-cell>
          <table:table-cell office:value-type="float" office:value="12.14" calcext:value-type="float">
            <text:p>12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.288" calcext:value-type="float">
            <text:p>32.28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 21-31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8.18" calcext:value-type="float">
            <text:p>68.18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.11" calcext:value-type="float">
            <text:p>6.11</text:p>
          </table:table-cell>
          <table:table-cell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.295" calcext:value-type="float">
            <text:p>32.29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27-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.4" calcext:value-type="float">
            <text:p>10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.302" calcext:value-type="float">
            <text:p>32.30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26-23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9.77" calcext:value-type="float">
            <text:p>69.77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9" calcext:value-type="float">
            <text:p>10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9" calcext:value-type="float">
            <text:p>7.49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2.317" calcext:value-type="float">
            <text:p>32.31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49-2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3.16" calcext:value-type="float">
            <text:p>63.16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.6" calcext:value-type="float">
            <text:p>12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" calcext:value-type="float">
            <text:p>9.55</text:p>
          </table:table-cell>
          <table:table-cell office:value-type="float" office:value="11.66" calcext:value-type="float">
            <text:p>11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.323" calcext:value-type="float">
            <text:p>32.32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31-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2.22" calcext:value-type="float">
            <text:p>72.22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.6" calcext:value-type="float">
            <text:p>129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 office:value-type="float" office:value="11.17" calcext:value-type="float">
            <text:p>11.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.33" calcext:value-type="float">
            <text:p>32.3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 22-17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76.6" calcext:value-type="float">
            <text:p>76.6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.17" calcext:value-type="float">
            <text:p>7.17</text:p>
          </table:table-cell>
          <table:table-cell office:value-type="float" office:value="8.02" calcext:value-type="float">
            <text:p>8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.337" calcext:value-type="float">
            <text:p>32.337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42-20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9.2" calcext:value-type="float">
            <text:p>14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12.8" calcext:value-type="float">
            <text:p>12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.345" calcext:value-type="float">
            <text:p>32.34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45-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8.97" calcext:value-type="float">
            <text:p>58.9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6.8" calcext:value-type="float">
            <text:p>96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87" calcext:value-type="float">
            <text:p>7.87</text:p>
          </table:table-cell>
          <table:table-cell office:value-type="float" office:value="7.62" calcext:value-type="float">
            <text:p>7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2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.351" calcext:value-type="float">
            <text:p>32.35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45-1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0.7" calcext:value-type="float">
            <text:p>14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12.69" calcext:value-type="float">
            <text:p>12.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238" calcext:value-type="float">
            <text:p>33.238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L 32-4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6.15" calcext:value-type="float">
            <text:p>46.15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.9" calcext:value-type="float">
            <text:p>70.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2" calcext:value-type="float">
            <text:p>6.52</text:p>
          </table:table-cell>
          <table:table-cell office:value-type="float" office:value="5.94" calcext:value-type="float">
            <text:p>5.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45" calcext:value-type="float">
            <text:p>33.24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27-35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63.27" calcext:value-type="float">
            <text:p>63.2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63" calcext:value-type="float">
            <text:p>6.6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252" calcext:value-type="float">
            <text:p>33.25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.56" calcext:value-type="float">
            <text:p>55.56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.67" calcext:value-type="float">
            <text:p>6.67</text:p>
          </table:table-cell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.259" calcext:value-type="float">
            <text:p>33.25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 27-28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64.81" calcext:value-type="float">
            <text:p>64.81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26" calcext:value-type="float">
            <text:p>8.26</text:p>
          </table:table-cell>
          <table:table-cell office:value-type="float" office:value="9.37" calcext:value-type="float">
            <text:p>9.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.266" calcext:value-type="float">
            <text:p>33.26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0.4" calcext:value-type="float">
            <text:p>110.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.22" calcext:value-type="float">
            <text:p>8.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.28" calcext:value-type="float">
            <text:p>33.2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35-2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0.1" calcext:value-type="float">
            <text:p>13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9" calcext:value-type="float">
            <text:p>10.19</text:p>
          </table:table-cell>
          <table:table-cell office:value-type="float" office:value="11.14" calcext:value-type="float">
            <text:p>11.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.287" calcext:value-type="float">
            <text:p>33.287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4-3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2.38" calcext:value-type="float">
            <text:p>52.38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.8" calcext:value-type="float">
            <text:p>72.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.07" calcext:value-type="float">
            <text:p>5.07</text:p>
          </table:table-cell>
          <table:table-cell office:value-type="float" office:value="4.95" calcext:value-type="float">
            <text:p>4.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.295" calcext:value-type="float">
            <text:p>33.29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28-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.78" calcext:value-type="float">
            <text:p>77.78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.2" calcext:value-type="float">
            <text:p>128.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85" calcext:value-type="float">
            <text:p>8.85</text:p>
          </table:table-cell>
          <table:table-cell office:value-type="float" office:value="10.33" calcext:value-type="float">
            <text:p>10.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3.301" calcext:value-type="float">
            <text:p>33.30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31-2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.8" calcext:value-type="float">
            <text:p>113.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31" calcext:value-type="float">
            <text:p>9.31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.308" calcext:value-type="float">
            <text:p>33.30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4.07" calcext:value-type="float">
            <text:p>74.07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" calcext:value-type="float">
            <text:p>8.11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8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.315" calcext:value-type="float">
            <text:p>33.31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L 21-3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1" calcext:value-type="float">
            <text:p>63.4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6.1" calcext:value-type="float">
            <text:p>86.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.51" calcext:value-type="float">
            <text:p>6.51</text:p>
          </table:table-cell>
          <table:table-cell office:value-type="float" office:value="5.78" calcext:value-type="float">
            <text:p>5.7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.319" calcext:value-type="float">
            <text:p>33.31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13-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.6" calcext:value-type="float">
            <text:p>37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82" calcext:value-type="float">
            <text:p>6.82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.329" calcext:value-type="float">
            <text:p>33.32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L 27-5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0.47" calcext:value-type="float">
            <text:p>60.47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.1" calcext:value-type="float">
            <text:p>75.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.23" calcext:value-type="float">
            <text:p>8.23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.336" calcext:value-type="float">
            <text:p>33.33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41-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4.6" calcext:value-type="float">
            <text:p>124.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87" calcext:value-type="float">
            <text:p>7.87</text:p>
          </table:table-cell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.343" calcext:value-type="float">
            <text:p>33.34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34-31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9.81" calcext:value-type="float">
            <text:p>69.81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4.2" calcext:value-type="float">
            <text:p>11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2" calcext:value-type="float">
            <text:p>8.42</text:p>
          </table:table-cell>
          <table:table-cell office:value-type="float" office:value="9.55" calcext:value-type="float">
            <text:p>9.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.35" calcext:value-type="float">
            <text:p>33.3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38-4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7.44" calcext:value-type="float">
            <text:p>67.44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.21" calcext:value-type="float">
            <text:p>9.21</text:p>
          </table:table-cell>
          <table:table-cell office:value-type="float" office:value="10.02" calcext:value-type="float">
            <text:p>10.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236" calcext:value-type="float">
            <text:p>34.23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4.29" calcext:value-type="float">
            <text:p>74.29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.6" calcext:value-type="float">
            <text:p>113.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10.06" calcext:value-type="float">
            <text:p>10.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243" calcext:value-type="float">
            <text:p>34.24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16-1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6.52" calcext:value-type="float">
            <text:p>56.52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.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31-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3.04" calcext:value-type="float">
            <text:p>63.04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.43" calcext:value-type="float">
            <text:p>7.43</text:p>
          </table:table-cell>
          <table:table-cell office:value-type="float" office:value="7.76" calcext:value-type="float">
            <text:p>7.7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.258" calcext:value-type="float">
            <text:p>34.258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6.92" calcext:value-type="float">
            <text:p>76.92</text:p>
          </table:table-cell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4.5" calcext:value-type="float">
            <text:p>144.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.59" calcext:value-type="float">
            <text:p>10.59</text:p>
          </table:table-cell>
          <table:table-cell office:value-type="float" office:value="12.64" calcext:value-type="float">
            <text:p>12.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.264" calcext:value-type="float">
            <text:p>34.26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26-1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2.86" calcext:value-type="float">
            <text:p>82.86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23" calcext:value-type="float">
            <text:p>8.23</text:p>
          </table:table-cell>
          <table:table-cell office:value-type="float" office:value="9.37" calcext:value-type="float">
            <text:p>9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.271" calcext:value-type="float">
            <text:p>34.27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27-3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7.22" calcext:value-type="float">
            <text:p>47.22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.7" calcext:value-type="float">
            <text:p>75.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.56</text:p>
          </table:table-cell>
          <table:table-cell office:value-type="float" office:value="6.42" calcext:value-type="float">
            <text:p>6.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.285" calcext:value-type="float">
            <text:p>34.28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5-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6.47" calcext:value-type="float">
            <text:p>76.47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6.1" calcext:value-type="float">
            <text:p>146.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9.76" calcext:value-type="float">
            <text:p>9.76</text:p>
          </table:table-cell>
          <table:table-cell office:value-type="float" office:value="12.71" calcext:value-type="float">
            <text:p>12.7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0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.292" calcext:value-type="float">
            <text:p>34.29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20-26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8.82" calcext:value-type="float">
            <text:p>58.82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.49" calcext:value-type="float">
            <text:p>7.49</text:p>
          </table:table-cell>
          <table:table-cell office:value-type="float" office:value="6.51" calcext:value-type="float">
            <text:p>6.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.299" calcext:value-type="float">
            <text:p>34.299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49-17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82.93" calcext:value-type="float">
            <text:p>82.93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56" calcext:value-type="float">
            <text:p>9.56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.306" calcext:value-type="float">
            <text:p>34.30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9.77" calcext:value-type="float">
            <text:p>69.7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8" calcext:value-type="float">
            <text:p>87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9" calcext:value-type="float">
            <text:p>7.09</text:p>
          </table:table-cell>
          <table:table-cell office:value-type="float" office:value="6.51" calcext:value-type="float">
            <text:p>6.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.31" calcext:value-type="float">
            <text:p>34.3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17-1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9.7" calcext:value-type="float">
            <text:p>69.7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42" calcext:value-type="float">
            <text:p>8.42</text:p>
          </table:table-cell>
          <table:table-cell office:value-type="float" office:value="9.64" calcext:value-type="float">
            <text:p>9.64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4.321" calcext:value-type="float">
            <text:p>34.32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7-3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0.53" calcext:value-type="float">
            <text:p>60.5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.4" calcext:value-type="float">
            <text:p>77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7" calcext:value-type="float">
            <text:p>3.87</text:p>
          </table:table-cell>
          <table:table-cell office:value-type="float" office:value="4.39" calcext:value-type="float">
            <text:p>4.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4.327" calcext:value-type="float">
            <text:p>34.32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31-13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1.43" calcext:value-type="float">
            <text:p>71.43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4.4" calcext:value-type="float">
            <text:p>124.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.45" calcext:value-type="float">
            <text:p>7.45</text:p>
          </table:table-cell>
          <table:table-cell office:value-type="float" office:value="9.36" calcext:value-type="float">
            <text:p>9.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.334" calcext:value-type="float">
            <text:p>34.33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 16-2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69.64" calcext:value-type="float">
            <text:p>69.64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.02" calcext:value-type="float">
            <text:p>7.02</text:p>
          </table:table-cell>
          <table:table-cell office:value-type="float" office:value="5.77" calcext:value-type="float">
            <text:p>5.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.341" calcext:value-type="float">
            <text:p>34.34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13-1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8.18" calcext:value-type="float">
            <text:p>68.18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.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.39" calcext:value-type="float">
            <text:p>6.39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.348" calcext:value-type="float">
            <text:p>34.348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42-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7.42" calcext:value-type="float">
            <text:p>77.42</text:p>
          </table:table-cell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.4" calcext:value-type="float">
            <text:p>157.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.29" calcext:value-type="float">
            <text:p>12.29</text:p>
          </table:table-cell>
          <table:table-cell office:value-type="float" office:value="14.87" calcext:value-type="float">
            <text:p>14.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9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235" calcext:value-type="float">
            <text:p>35.23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34-3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9.05" calcext:value-type="float">
            <text:p>69.0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3" calcext:value-type="float">
            <text:p>7.93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242" calcext:value-type="float">
            <text:p>35.24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24-2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.5" calcext:value-type="float">
            <text:p>67.5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.3" calcext:value-type="float">
            <text:p>89.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.93" calcext:value-type="float">
            <text:p>5.93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249" calcext:value-type="float">
            <text:p>35.249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0-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77.14" calcext:value-type="float">
            <text:p>77.14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.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37" calcext:value-type="float">
            <text:p>8.37</text:p>
          </table:table-cell>
          <table:table-cell office:value-type="float" office:value="9.51" calcext:value-type="float">
            <text:p>9.5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256" calcext:value-type="float">
            <text:p>35.25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17-38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72.73" calcext:value-type="float">
            <text:p>72.73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.6" calcext:value-type="float">
            <text:p>100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73" calcext:value-type="float">
            <text:p>7.73</text:p>
          </table:table-cell>
          <table:table-cell office:value-type="float" office:value="7.61" calcext:value-type="float">
            <text:p>7.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263" calcext:value-type="float">
            <text:p>35.26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37-31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1.4" calcext:value-type="float">
            <text:p>61.4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.1" calcext:value-type="float">
            <text:p>7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" calcext:value-type="float">
            <text:p>6.51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5.277" calcext:value-type="float">
            <text:p>35.277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23-2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2.22" calcext:value-type="float">
            <text:p>62.22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.284" calcext:value-type="float">
            <text:p>35.28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44-2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84.38" calcext:value-type="float">
            <text:p>84.38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8.4" calcext:value-type="float">
            <text:p>138.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72" calcext:value-type="float">
            <text:p>9.72</text:p>
          </table:table-cell>
          <table:table-cell office:value-type="float" office:value="11.59" calcext:value-type="float">
            <text:p>11.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.288" calcext:value-type="float">
            <text:p>35.28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28-1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9" calcext:value-type="float">
            <text:p>94.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8.74" calcext:value-type="float">
            <text:p>8.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.298" calcext:value-type="float">
            <text:p>35.298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9.57" calcext:value-type="float">
            <text:p>59.57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.2" calcext:value-type="float">
            <text:p>81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21" calcext:value-type="float">
            <text:p>6.21</text:p>
          </table:table-cell>
          <table:table-cell office:value-type="float" office:value="5.57" calcext:value-type="float">
            <text:p>5.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5.305" calcext:value-type="float">
            <text:p>35.30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10-2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80.49" calcext:value-type="float">
            <text:p>80.49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7" calcext:value-type="float">
            <text:p>10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" calcext:value-type="float">
            <text:p>6.22</text:p>
          </table:table-cell>
          <table:table-cell office:value-type="float" office:value="6.71" calcext:value-type="float">
            <text:p>6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.313" calcext:value-type="float">
            <text:p>35.31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27-3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7.78" calcext:value-type="float">
            <text:p>77.78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.5" calcext:value-type="float">
            <text:p>118.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.33" calcext:value-type="float">
            <text:p>9.33</text:p>
          </table:table-cell>
          <table:table-cell office:value-type="float" office:value="9.67" calcext:value-type="float">
            <text:p>9.6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.319" calcext:value-type="float">
            <text:p>35.31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 35-32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0.37" calcext:value-type="float">
            <text:p>70.37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52" calcext:value-type="float">
            <text:p>9.52</text:p>
          </table:table-cell>
          <table:table-cell office:value-type="float" office:value="13.22" calcext:value-type="float">
            <text:p>13.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.326" calcext:value-type="float">
            <text:p>35.32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10-4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9.18" calcext:value-type="float">
            <text:p>59.1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7" calcext:value-type="float">
            <text:p>69.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.8" calcext:value-type="float">
            <text:p>4.8</text:p>
          </table:table-cell>
          <table:table-cell office:value-type="float" office:value="4.29" calcext:value-type="float">
            <text:p>4.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.334" calcext:value-type="float">
            <text:p>35.33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31-1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80.56" calcext:value-type="float">
            <text:p>80.56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.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.42" calcext:value-type="float">
            <text:p>10.42</text:p>
          </table:table-cell>
          <table:table-cell office:value-type="float" office:value="12.08" calcext:value-type="float">
            <text:p>12.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.34" calcext:value-type="float">
            <text:p>35.3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L 14-3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3.83" calcext:value-type="float">
            <text:p>63.83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.66" calcext:value-type="float">
            <text:p>6.66</text:p>
          </table:table-cell>
          <table:table-cell office:value-type="float" office:value="5.17" calcext:value-type="float">
            <text:p>5.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.347" calcext:value-type="float">
            <text:p>35.347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3.16" calcext:value-type="float">
            <text:p>63.16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.4" calcext:value-type="float">
            <text:p>61.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.39" calcext:value-type="float">
            <text:p>7.39</text:p>
          </table:table-cell>
          <table:table-cell office:value-type="float" office:value="4.37" calcext:value-type="float">
            <text:p>4.3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241" calcext:value-type="float">
            <text:p>36.24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19-31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2.5" calcext:value-type="float">
            <text:p>62.5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248" calcext:value-type="float">
            <text:p>36.248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L 19-26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3.16" calcext:value-type="float">
            <text:p>63.1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.5" calcext:value-type="float">
            <text:p>80.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.71" calcext:value-type="float">
            <text:p>6.71</text:p>
          </table:table-cell>
          <table:table-cell office:value-type="float" office:value="6.05" calcext:value-type="float">
            <text:p>6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.262" calcext:value-type="float">
            <text:p>36.26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26-2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80.49" calcext:value-type="float">
            <text:p>80.49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.4" calcext:value-type="float">
            <text:p>119.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.76" calcext:value-type="float">
            <text:p>8.76</text:p>
          </table:table-cell>
          <table:table-cell office:value-type="float" office:value="9.73" calcext:value-type="float">
            <text:p>9.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.269" calcext:value-type="float">
            <text:p>36.26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17-3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0.47" calcext:value-type="float">
            <text:p>60.47</text:p>
          </table:table-cell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.7" calcext:value-type="float">
            <text:p>90.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7.79" calcext:value-type="float">
            <text:p>7.79</text:p>
          </table:table-cell>
          <table:table-cell office:value-type="float" office:value="7.67" calcext:value-type="float">
            <text:p>7.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.273" calcext:value-type="float">
            <text:p>36.27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31-21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6.92" calcext:value-type="float">
            <text:p>76.92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1" calcext:value-type="float">
            <text:p>108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51" calcext:value-type="float">
            <text:p>8.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6.283" calcext:value-type="float">
            <text:p>36.28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27-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3.64" calcext:value-type="float">
            <text:p>63.6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4" calcext:value-type="float">
            <text:p>77.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.8" calcext:value-type="float">
            <text:p>5.8</text:p>
          </table:table-cell>
          <table:table-cell office:value-type="float" office:value="5.23" calcext:value-type="float">
            <text:p>5.2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.29" calcext:value-type="float">
            <text:p>36.29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52-49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505" calcext:value-type="float">
            <text:p>5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1.7" calcext:value-type="float">
            <text:p>13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11.1" calcext:value-type="float">
            <text:p>11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.297" calcext:value-type="float">
            <text:p>36.29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28-3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1.79" calcext:value-type="float">
            <text:p>71.79</text:p>
          </table:table-cell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.2" calcext:value-type="float">
            <text:p>118.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.92" calcext:value-type="float">
            <text:p>9.92</text:p>
          </table:table-cell>
          <table:table-cell office:value-type="float" office:value="10.31" calcext:value-type="float">
            <text:p>10.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6.304" calcext:value-type="float">
            <text:p>36.30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 14-4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7.86" calcext:value-type="float">
            <text:p>67.86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.8" calcext:value-type="float">
            <text:p>83.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.46" calcext:value-type="float">
            <text:p>7.46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.318" calcext:value-type="float">
            <text:p>36.31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6-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6.82" calcext:value-type="float">
            <text:p>56.8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6" calcext:value-type="float">
            <text:p>61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.18" calcext:value-type="float">
            <text:p>5.18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.325" calcext:value-type="float">
            <text:p>36.32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38-4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7.14" calcext:value-type="float">
            <text:p>57.14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.6" calcext:value-type="float">
            <text:p>91.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.71" calcext:value-type="float">
            <text:p>6.71</text:p>
          </table:table-cell>
          <table:table-cell office:value-type="float" office:value="7.07" calcext:value-type="float">
            <text:p>7.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.332" calcext:value-type="float">
            <text:p>36.33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24-1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5.61" calcext:value-type="float">
            <text:p>75.61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.1" calcext:value-type="float">
            <text:p>113.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.61" calcext:value-type="float">
            <text:p>7.61</text:p>
          </table:table-cell>
          <table:table-cell office:value-type="float" office:value="8.59" calcext:value-type="float">
            <text:p>8.5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6.34" calcext:value-type="float">
            <text:p>36.3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L 27-35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65.38" calcext:value-type="float">
            <text:p>65.38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1" calcext:value-type="float">
            <text:p>103.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56" calcext:value-type="float">
            <text:p>6.56</text:p>
          </table:table-cell>
          <table:table-cell office:value-type="float" office:value="7.71" calcext:value-type="float">
            <text:p>7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.346" calcext:value-type="float">
            <text:p>36.34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38-2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.4" calcext:value-type="float">
            <text:p>135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office:value-type="float" office:value="13.11" calcext:value-type="float">
            <text:p>13.1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6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.353" calcext:value-type="float">
            <text:p>36.35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6.19" calcext:value-type="float">
            <text:p>76.19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6" calcext:value-type="float">
            <text:p>10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8.17" calcext:value-type="float">
            <text:p>8.1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1.67" calcext:value-type="float">
            <text:p>-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24" calcext:value-type="float">
            <text:p>37.2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L 34-3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.67" calcext:value-type="float">
            <text:p>66.67</text:p>
          </table:table-cell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07" calcext:value-type="float">
            <text:p>10.07</text:p>
          </table:table-cell>
          <table:table-cell office:value-type="float" office:value="11.98" calcext:value-type="float">
            <text:p>11.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247" calcext:value-type="float">
            <text:p>37.247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L 13-1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5.91" calcext:value-type="float">
            <text:p>65.91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.98" calcext:value-type="float">
            <text:p>5.98</text:p>
          </table:table-cell>
          <table:table-cell office:value-type="float" office:value="6.43" calcext:value-type="float">
            <text:p>6.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.255" calcext:value-type="float">
            <text:p>37.25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L 32-45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6.67" calcext:value-type="float">
            <text:p>66.67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.96" calcext:value-type="float">
            <text:p>6.96</text:p>
          </table:table-cell>
          <table:table-cell office:value-type="float" office:value="7.24" calcext:value-type="float">
            <text:p>7.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.261" calcext:value-type="float">
            <text:p>37.26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W 35-3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3.89" calcext:value-type="float">
            <text:p>63.89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.7" calcext:value-type="float">
            <text:p>74.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.75" calcext:value-type="float">
            <text:p>5.75</text:p>
          </table:table-cell>
          <table:table-cell office:value-type="float" office:value="4.36" calcext:value-type="float">
            <text:p>4.3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.275" calcext:value-type="float">
            <text:p>37.27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41-38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9.39" calcext:value-type="float">
            <text:p>69.39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2" calcext:value-type="float">
            <text:p>118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49" calcext:value-type="float">
            <text:p>9.49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7.282" calcext:value-type="float">
            <text:p>37.28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21-27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77.08" calcext:value-type="float">
            <text:p>77.08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.3" calcext:value-type="float">
            <text:p>110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65" calcext:value-type="float">
            <text:p>7.65</text:p>
          </table:table-cell>
          <table:table-cell office:value-type="float" office:value="7.96" calcext:value-type="float">
            <text:p>7.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.289" calcext:value-type="float">
            <text:p>37.289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25-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77.14" calcext:value-type="float">
            <text:p>77.14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4" calcext:value-type="float">
            <text:p>107.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.57" calcext:value-type="float">
            <text:p>7.57</text:p>
          </table:table-cell>
          <table:table-cell office:value-type="float" office:value="8.14" calcext:value-type="float">
            <text:p>8.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7.296" calcext:value-type="float">
            <text:p>37.29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41-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1.79" calcext:value-type="float">
            <text:p>71.79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.1" calcext:value-type="float">
            <text:p>122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  <table:table-cell office:value-type="float" office:value="9.82" calcext:value-type="float">
            <text:p>9.8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7.303" calcext:value-type="float">
            <text:p>37.30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23-2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2.41" calcext:value-type="float">
            <text:p>72.41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1.7" calcext:value-type="float">
            <text:p>111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45" calcext:value-type="float">
            <text:p>10.45</text:p>
          </table:table-cell>
          <table:table-cell office:value-type="float" office:value="9.41" calcext:value-type="float">
            <text:p>9.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.307" calcext:value-type="float">
            <text:p>37.307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20-23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9.55" calcext:value-type="float">
            <text:p>79.55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.48" calcext:value-type="float">
            <text:p>6.48</text:p>
          </table:table-cell>
          <table:table-cell office:value-type="float" office:value="6.36" calcext:value-type="float">
            <text:p>6.3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.317" calcext:value-type="float">
            <text:p>37.31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W 49-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77.78" calcext:value-type="float">
            <text:p>77.78</text:p>
          </table:table-cell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.6" calcext:value-type="float">
            <text:p>139.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.61" calcext:value-type="float">
            <text:p>8.61</text:p>
          </table:table-cell>
          <table:table-cell office:value-type="float" office:value="10.83" calcext:value-type="float">
            <text:p>10.8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7.324" calcext:value-type="float">
            <text:p>37.32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L 13-28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0.45" calcext:value-type="float">
            <text:p>70.4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.3" calcext:value-type="float">
            <text:p>63.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41" calcext:value-type="float">
            <text:p>7.41</text:p>
          </table:table-cell>
          <table:table-cell office:value-type="float" office:value="4.34" calcext:value-type="float">
            <text:p>4.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7.331" calcext:value-type="float">
            <text:p>37.33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 11-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0.98" calcext:value-type="float">
            <text:p>60.9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27" calcext:value-type="float">
            <text:p>6.27</text:p>
          </table:table-cell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48-41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77.08" calcext:value-type="float">
            <text:p>77.08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.9" calcext:value-type="float">
            <text:p>127.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8.1" calcext:value-type="float">
            <text:p>8.1</text:p>
          </table:table-cell>
          <table:table-cell office:value-type="float" office:value="9.77" calcext:value-type="float">
            <text:p>9.7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7.344" calcext:value-type="float">
            <text:p>37.34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7.65" calcext:value-type="float">
            <text:p>67.6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9" calcext:value-type="float">
            <text:p>104.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.79" calcext:value-type="float">
            <text:p>8.79</text:p>
          </table:table-cell>
          <table:table-cell office:value-type="float" office:value="9.38" calcext:value-type="float">
            <text:p>9.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7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.352" calcext:value-type="float">
            <text:p>37.35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32-3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.6" calcext:value-type="float">
            <text:p>84.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239" calcext:value-type="float">
            <text:p>38.23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19-2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7" calcext:value-type="float">
            <text:p>104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86" calcext:value-type="float">
            <text:p>7.86</text:p>
          </table:table-cell>
          <table:table-cell office:value-type="float" office:value="8.41" calcext:value-type="float">
            <text:p>8.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.245" calcext:value-type="float">
            <text:p>38.24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20-3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91" calcext:value-type="float">
            <text:p>7.91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.252" calcext:value-type="float">
            <text:p>38.25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4-1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5.86" calcext:value-type="float">
            <text:p>75.86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.4" calcext:value-type="float">
            <text:p>131.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59" calcext:value-type="float">
            <text:p>7.59</text:p>
          </table:table-cell>
          <table:table-cell office:value-type="float" office:value="9.66" calcext:value-type="float">
            <text:p>9.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.259" calcext:value-type="float">
            <text:p>38.25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20-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0.73" calcext:value-type="float">
            <text:p>70.73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54" calcext:value-type="float">
            <text:p>6.54</text:p>
          </table:table-cell>
          <table:table-cell office:value-type="float" office:value="7.51" calcext:value-type="float">
            <text:p>7.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.273" calcext:value-type="float">
            <text:p>38.27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52-3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.9" calcext:value-type="float">
            <text:p>7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4.53" calcext:value-type="float">
            <text:p>4.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8.28" calcext:value-type="float">
            <text:p>38.2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W 26-1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1.05" calcext:value-type="float">
            <text:p>71.05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.4" calcext:value-type="float">
            <text:p>84.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71" calcext:value-type="float">
            <text:p>8.71</text:p>
          </table:table-cell>
          <table:table-cell office:value-type="float" office:value="6.87" calcext:value-type="float">
            <text:p>6.8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8.287" calcext:value-type="float">
            <text:p>38.28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20-1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82.14" calcext:value-type="float">
            <text:p>82.1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.68" calcext:value-type="float">
            <text:p>10.6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.294" calcext:value-type="float">
            <text:p>38.29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30-1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48" calcext:value-type="float">
            <text:p>81.48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.9" calcext:value-type="float">
            <text:p>131.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74" calcext:value-type="float">
            <text:p>9.74</text:p>
          </table:table-cell>
          <table:table-cell office:value-type="float" office:value="11.22" calcext:value-type="float">
            <text:p>11.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.301" calcext:value-type="float">
            <text:p>38.30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47-1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" calcext:value-type="float">
            <text:p>92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.36" calcext:value-type="float">
            <text:p>7.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8.308" calcext:value-type="float">
            <text:p>38.308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34-3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0.73" calcext:value-type="float">
            <text:p>70.73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.3" calcext:value-type="float">
            <text:p>106.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39" calcext:value-type="float">
            <text:p>9.39</text:p>
          </table:table-cell>
          <table:table-cell office:value-type="float" office:value="9.27" calcext:value-type="float">
            <text:p>9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.315" calcext:value-type="float">
            <text:p>38.31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 20-2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9" calcext:value-type="float">
            <text:p>7.69</text:p>
          </table:table-cell>
          <table:table-cell office:value-type="float" office:value="8.31" calcext:value-type="float">
            <text:p>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8.322" calcext:value-type="float">
            <text:p>38.32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31-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3.53" calcext:value-type="float">
            <text:p>73.5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.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.91" calcext:value-type="float">
            <text:p>7.91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8.326" calcext:value-type="float">
            <text:p>38.32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4.29" calcext:value-type="float">
            <text:p>74.29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.4" calcext:value-type="float">
            <text:p>103.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74" calcext:value-type="float">
            <text:p>7.74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8.336" calcext:value-type="float">
            <text:p>38.33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1-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2.22" calcext:value-type="float">
            <text:p>72.22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.7" calcext:value-type="float">
            <text:p>10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1" calcext:value-type="float">
            <text:p>7.81</text:p>
          </table:table-cell>
          <table:table-cell office:value-type="float" office:value="7.67" calcext:value-type="float">
            <text:p>7.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8.343" calcext:value-type="float">
            <text:p>38.34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23-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54" calcext:value-type="float">
            <text:p>8.54</text:p>
          </table:table-cell>
          <table:table-cell office:value-type="float" office:value="7.64" calcext:value-type="float">
            <text:p>7.64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 24-3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.33" calcext:value-type="float">
            <text:p>73.3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3" calcext:value-type="float">
            <text:p>108.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.17" calcext:value-type="float">
            <text:p>8.17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237" calcext:value-type="float">
            <text:p>39.23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L 40-48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2.22" calcext:value-type="float">
            <text:p>82.22</text:p>
          </table:table-cell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.5" calcext:value-type="float">
            <text:p>129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76" calcext:value-type="float">
            <text:p>9.76</text:p>
          </table:table-cell>
          <table:table-cell office:value-type="float" office:value="11.09" calcext:value-type="float">
            <text:p>11.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244" calcext:value-type="float">
            <text:p>39.24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1-1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.94" calcext:value-type="float">
            <text:p>6.94</text:p>
          </table:table-cell>
          <table:table-cell office:value-type="float" office:value="8.09" calcext:value-type="float">
            <text:p>8.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.251" calcext:value-type="float">
            <text:p>39.25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43-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9.59" calcext:value-type="float">
            <text:p>79.59</text:p>
          </table:table-cell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08" calcext:value-type="float">
            <text:p>8.08</text:p>
          </table:table-cell>
          <table:table-cell office:value-type="float" office:value="9.31" calcext:value-type="float">
            <text:p>9.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.258" calcext:value-type="float">
            <text:p>39.25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33-1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6.25" calcext:value-type="float">
            <text:p>56.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.78" calcext:value-type="float">
            <text:p>6.7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.266" calcext:value-type="float">
            <text:p>39.26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43-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9.66" calcext:value-type="float">
            <text:p>89.66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3.2" calcext:value-type="float">
            <text:p>153.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.52" calcext:value-type="float">
            <text:p>12.52</text:p>
          </table:table-cell>
          <table:table-cell office:value-type="float" office:value="14.59" calcext:value-type="float">
            <text:p>14.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.279" calcext:value-type="float">
            <text:p>39.27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24-2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.33" calcext:value-type="float">
            <text:p>73.33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.9" calcext:value-type="float">
            <text:p>114.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" calcext:value-type="float">
            <text:p>7.07</text:p>
          </table:table-cell>
          <table:table-cell office:value-type="float" office:value="8.4" calcext:value-type="float">
            <text:p>8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.286" calcext:value-type="float">
            <text:p>39.28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.26" calcext:value-type="float">
            <text:p>78.2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.293" calcext:value-type="float">
            <text:p>39.29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W 45-35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" calcext:value-type="float">
            <text:p>9.61</text:p>
          </table:table-cell>
          <table:table-cell office:value-type="float" office:value="11.83" calcext:value-type="float">
            <text:p>11.8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51-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.4" calcext:value-type="float">
            <text:p>15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.307" calcext:value-type="float">
            <text:p>39.30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48-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.33" calcext:value-type="float">
            <text:p>73.33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3.2" calcext:value-type="float">
            <text:p>15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4.77" calcext:value-type="float">
            <text:p>14.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.311" calcext:value-type="float">
            <text:p>39.31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31-1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8.18" calcext:value-type="float">
            <text:p>68.18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1.9" calcext:value-type="float">
            <text:p>111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77" calcext:value-type="float">
            <text:p>7.77</text:p>
          </table:table-cell>
          <table:table-cell office:value-type="float" office:value="9.36" calcext:value-type="float">
            <text:p>9.3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.318" calcext:value-type="float">
            <text:p>39.31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10-1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4.29" calcext:value-type="float">
            <text:p>64.2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54" calcext:value-type="float">
            <text:p>4.54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.328" calcext:value-type="float">
            <text:p>39.32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28-1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7.42" calcext:value-type="float">
            <text:p>77.4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9" calcext:value-type="float">
            <text:p>90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48" calcext:value-type="float">
            <text:p>6.48</text:p>
          </table:table-cell>
          <table:table-cell office:value-type="float" office:value="5.68" calcext:value-type="float">
            <text:p>5.6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.336" calcext:value-type="float">
            <text:p>39.33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12-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1" calcext:value-type="float">
            <text:p>69.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.8</text:p>
          </table:table-cell>
          <table:table-cell office:value-type="float" office:value="4.51" calcext:value-type="float">
            <text:p>4.5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.342" calcext:value-type="float">
            <text:p>39.34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31-2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9.23" calcext:value-type="float">
            <text:p>69.23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.36" calcext:value-type="float">
            <text:p>8.36</text:p>
          </table:table-cell>
          <table:table-cell office:value-type="float" office:value="8.87" calcext:value-type="float">
            <text:p>8.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237" calcext:value-type="float">
            <text:p>40.23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30-28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4.42" calcext:value-type="float">
            <text:p>74.42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.8" calcext:value-type="float">
            <text:p>105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float" office:value="8.49" calcext:value-type="float">
            <text:p>8.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243" calcext:value-type="float">
            <text:p>40.24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 9-27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2" calcext:value-type="float">
            <text:p>4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1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.285" calcext:value-type="float">
            <text:p>40.28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31-9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79.07" calcext:value-type="float">
            <text:p>79.07</text:p>
          </table:table-cell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.4" calcext:value-type="float">
            <text:p>11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7" calcext:value-type="float">
            <text:p>8.67</text:p>
          </table:table-cell>
          <table:table-cell office:value-type="float" office:value="9.02" calcext:value-type="float">
            <text:p>9.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92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0.299" calcext:value-type="float">
            <text:p>40.299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L 9-26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1.11" calcext:value-type="float">
            <text:p>71.11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9" calcext:value-type="float">
            <text:p>87.9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.38" calcext:value-type="float">
            <text:p>6.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.306" calcext:value-type="float">
            <text:p>40.306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34-1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.4" calcext:value-type="float">
            <text:p>1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" calcext:value-type="float">
            <text:p>6.51</text:p>
          </table:table-cell>
          <table:table-cell office:value-type="float" office:value="8.23" calcext:value-type="float">
            <text:p>8.2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0.313" calcext:value-type="float">
            <text:p>40.313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34-31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6.92" calcext:value-type="float">
            <text:p>76.92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.4" calcext:value-type="float">
            <text:p>114.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.97" calcext:value-type="float">
            <text:p>7.97</text:p>
          </table:table-cell>
          <table:table-cell office:value-type="float" office:value="8.36" calcext:value-type="float">
            <text:p>8.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.317" calcext:value-type="float">
            <text:p>40.317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26-1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7" calcext:value-type="float">
            <text:p>8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3" calcext:value-type="float">
            <text:p>6.13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.327" calcext:value-type="float">
            <text:p>40.327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L 46-4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72.5" calcext:value-type="float">
            <text:p>72.5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8.4" calcext:value-type="float">
            <text:p>1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3" calcext:value-type="float">
            <text:p>8.73</text:p>
          </table:table-cell>
          <table:table-cell office:value-type="float" office:value="11.23" calcext:value-type="float">
            <text:p>11.2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.335" calcext:value-type="float">
            <text:p>40.33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34-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96.67" calcext:value-type="float">
            <text:p>96.6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3" calcext:value-type="float">
            <text:p>10.23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9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.341" calcext:value-type="float">
            <text:p>40.34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 38-2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1.05" calcext:value-type="float">
            <text:p>71.05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.2" calcext:value-type="float">
            <text:p>118.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.34" calcext:value-type="float">
            <text:p>7.34</text:p>
          </table:table-cell>
          <table:table-cell office:value-type="float" office:value="8.92" calcext:value-type="float">
            <text:p>8.9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0.348" calcext:value-type="float">
            <text:p>40.34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42-1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3.3" calcext:value-type="float">
            <text:p>12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" calcext:value-type="float">
            <text:p>8.43</text:p>
          </table:table-cell>
          <table:table-cell office:value-type="float" office:value="10.43" calcext:value-type="float">
            <text:p>10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1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242" calcext:value-type="float">
            <text:p>41.242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34-2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33" calcext:value-type="float">
            <text:p>5.33</text:p>
          </table:table-cell>
          <table:table-cell office:value-type="float" office:value="6.67" calcext:value-type="float">
            <text:p>6.6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VR</text:p>
          </table:table-cell>
          <table:table-cell office:value-type="string" calcext:value-type="string">
            <text:p>L 24-3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8.42" calcext:value-type="float">
            <text:p>68.4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" calcext:value-type="float">
            <text:p>8.21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.256" calcext:value-type="float">
            <text:p>41.256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L 30-3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80.56" calcext:value-type="float">
            <text:p>80.56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.8" calcext:value-type="float">
            <text:p>127.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.67" calcext:value-type="float">
            <text:p>9.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.263" calcext:value-type="float">
            <text:p>41.26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35-29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.4" calcext:value-type="float">
            <text:p>116.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.84" calcext:value-type="float">
            <text:p>9.84</text:p>
          </table:table-cell>
          <table:table-cell office:value-type="float" office:value="9.64" calcext:value-type="float">
            <text:p>9.6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.271" calcext:value-type="float">
            <text:p>41.271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LAC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0.21" calcext:value-type="float">
            <text:p>70.21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91" calcext:value-type="float">
            <text:p>6.91</text:p>
          </table:table-cell>
          <table:table-cell office:value-type="float" office:value="6.38" calcext:value-type="float">
            <text:p>6.3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1.284" calcext:value-type="float">
            <text:p>41.28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80.56" calcext:value-type="float">
            <text:p>80.56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8.4" calcext:value-type="float">
            <text:p>118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9.08" calcext:value-type="float">
            <text:p>9.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1.291" calcext:value-type="float">
            <text:p>41.29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26-23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5.61" calcext:value-type="float">
            <text:p>75.61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.8" calcext:value-type="float">
            <text:p>109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83" calcext:value-type="float">
            <text:p>6.83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1.298" calcext:value-type="float">
            <text:p>41.298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38-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1.25" calcext:value-type="float">
            <text:p>81.25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.2" calcext:value-type="float">
            <text:p>135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office:value-type="float" office:value="9.44" calcext:value-type="float">
            <text:p>9.4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2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1.305" calcext:value-type="float">
            <text:p>41.30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27-1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1.54" calcext:value-type="float">
            <text:p>61.5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4" calcext:value-type="float">
            <text:p>10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1.34" calcext:value-type="float">
            <text:p>41.34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L 29-32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4.12" calcext:value-type="float">
            <text:p>44.12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.7" calcext:value-type="float">
            <text:p>84.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8" calcext:value-type="float">
            <text:p>6.88</text:p>
          </table:table-cell>
          <table:table-cell office:value-type="float" office:value="7.32" calcext:value-type="float">
            <text:p>7.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1.345" calcext:value-type="float">
            <text:p>41.345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52-3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.8" calcext:value-type="float">
            <text:p>8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6" calcext:value-type="float">
            <text:p>11.96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91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1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1.354" calcext:value-type="float">
            <text:p>41.35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3-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28" calcext:value-type="float">
            <text:p>6.28</text:p>
          </table:table-cell>
          <table:table-cell office:value-type="float" office:value="8.16" calcext:value-type="float">
            <text:p>8.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81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</table:table>
      <table:named-expressions>
        <table:named-range table:name="HTML_1" table:base-cell-address="$Sheet1.$A$1" table:cell-range-address="$Sheet1.$A$1:.$AU$289"/>
        <table:named-range table:name="HTML_all" table:base-cell-address="$Sheet1.$A$1" table:cell-range-address="$Sheet1.$A$1:.$AU$289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1750" meta:object-count="0"/>
    <meta:generator>LibreOffice/6.4.6.2$Linux_X86_64 LibreOffice_project/40$Build-2</meta:generator>
  </office:meta>
</office:document-meta>
</file>